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 LA CRUZ LOO, CRIST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E LA CRUZ LOO, CRIST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12670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DE LA CRUZ LOO, GERMAN ESAIA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99551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27.5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10.3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0.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0:48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